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6" svg:font-family="CMBX6"/>
    <style:font-face style:name="CMBX8" svg:font-family="CMBX8"/>
    <style:font-face style:name="CMMI6" svg:font-family="CMMI6"/>
    <style:font-face style:name="CMMI8" svg:font-family="CMMI8"/>
    <style:font-face style:name="CMMIB6" svg:font-family="CMMIB6"/>
    <style:font-face style:name="CMR8" svg:font-family="CMR8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75cm"/>
    </style:style>
    <style:style style:name="gr2" style:family="graphic" style:parent-style-name="standard">
      <style:graphic-properties svg:stroke-color="#ffffff" draw:fill-color="#00b274" draw:textarea-horizontal-align="justify" draw:textarea-vertical-align="middle" draw:auto-grow-height="false" fo:min-height="0.213cm" fo:min-width="3.336cm"/>
    </style:style>
    <style:style style:name="gr3" style:family="graphic" style:parent-style-name="standard">
      <style:graphic-properties svg:stroke-color="#000000" draw:fill-color="#000080" draw:textarea-horizontal-align="justify" draw:textarea-vertical-align="middle" draw:auto-grow-height="false" fo:min-height="0.213cm" fo:min-width="3.336cm"/>
    </style:style>
    <style:style style:name="gr4" style:family="graphic" style:parent-style-name="standard">
      <style:graphic-properties svg:stroke-color="#ffffff" draw:fill-color="#ed1c24" draw:textarea-horizontal-align="justify" draw:textarea-vertical-align="middle" draw:auto-grow-height="false" fo:min-height="0.213cm" fo:min-width="3.336cm"/>
    </style:style>
    <style:style style:name="gr5" style:family="graphic" style:parent-style-name="standard">
      <style:graphic-properties svg:stroke-color="#ffffff" draw:fill-color="#59c5c7" draw:textarea-horizontal-align="justify" draw:textarea-vertical-align="middle" draw:auto-grow-height="false" fo:min-height="0.214cm" fo:min-width="3.336cm"/>
    </style:style>
    <style:style style:name="gr6" style:family="graphic" style:parent-style-name="standard">
      <style:graphic-properties svg:stroke-color="#ffffff" draw:fill-color="#59c5c7" draw:textarea-horizontal-align="justify" draw:textarea-vertical-align="middle" draw:auto-grow-height="false" fo:min-height="0.213cm" fo:min-width="3.336cm"/>
    </style:style>
    <style:style style:name="gr7" style:family="graphic" style:parent-style-name="objectwithoutfill">
      <style:graphic-properties draw:stroke="dash" draw:stroke-dash="Fine_20_Dott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b6bd" draw:fill-color="#ffffff" draw:textarea-horizontal-align="justify" draw:textarea-vertical-align="middle" draw:auto-grow-height="false" fo:min-height="0.829cm" fo:min-width="0cm"/>
    </style:style>
    <style:style style:name="gr9" style:family="graphic" style:parent-style-name="standard">
      <style:graphic-properties svg:stroke-color="#111111" draw:fill-color="#ffffff" draw:textarea-horizontal-align="justify" draw:textarea-vertical-align="middle" draw:auto-grow-height="false" fo:min-height="0.491cm" fo:min-width="3.963cm"/>
    </style:style>
    <style:style style:name="gr10" style:family="graphic" style:parent-style-name="objectwithoutfill">
      <style:graphic-properties draw:stroke="solid" svg:stroke-color="#0066b3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svg:stroke-color="#ed1c24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344cm"/>
    </style:style>
    <style:style style:name="gr13" style:family="graphic" style:parent-style-name="standard">
      <style:graphic-properties svg:stroke-color="#111111" draw:fill-color="#ffffff" draw:textarea-horizontal-align="justify" draw:textarea-vertical-align="middle" draw:auto-grow-height="false" fo:min-height="0.676cm" fo:min-width="4.6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113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114cm" fo:min-width="0cm"/>
    </style:style>
    <style:style style:name="gr16" style:family="graphic" style:parent-style-name="objectwithoutfill">
      <style:graphic-properties svg:stroke-width="0.035cm" draw:marker-start-width="0.253cm" draw:marker-end="Triangle_20_unfilled" draw:marker-end-width="0.3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draw:stroke="solid" svg:stroke-width="0.035cm" draw:marker-start-width="0.253cm" draw:marker-end="Triangle_20_unfilled" draw:marker-end-width="0.353cm" draw:fill="none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draw:stroke="solid" draw:marker-end="Triangle_20_unfilled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1cm" fo:min-width="0.933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0cm"/>
    </style:style>
    <style:style style:name="gr21" style:family="graphic" style:parent-style-name="standard">
      <style:graphic-properties draw:fill-color="#ffe5ca" draw:opacity="30%" draw:textarea-horizontal-align="justify" draw:textarea-vertical-align="middle" draw:auto-grow-height="false" fo:min-height="6.899cm" fo:min-width="5.54cm"/>
    </style:style>
    <style:style style:name="gr22" style:family="graphic" style:parent-style-name="standard">
      <style:graphic-properties draw:fill-color="#fff685" draw:opacity="15%" draw:textarea-horizontal-align="justify" draw:textarea-vertical-align="middle" draw:auto-grow-height="false" fo:min-height="2.344cm" fo:min-width="3.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179cm"/>
    </style:style>
    <style:style style:name="P1" style:family="paragraph">
      <loext:graphic-properties draw:fill="none" draw:fill-color="#ffffff"/>
      <style:text-properties fo:font-size="9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-color="#00b274"/>
      <style:paragraph-properties fo:text-align="center"/>
      <style:text-properties fo:color="#ffffff" fo:font-size="12pt" style:font-size-asian="12pt" style:font-size-complex="12pt"/>
    </style:style>
    <style:style style:name="P4" style:family="paragraph">
      <loext:graphic-properties draw:fill-color="#000080"/>
      <style:paragraph-properties fo:text-align="center"/>
      <style:text-properties fo:color="#ffffff" fo:font-size="12pt" style:font-size-asian="12pt" style:font-size-complex="12pt"/>
    </style:style>
    <style:style style:name="P5" style:family="paragraph">
      <loext:graphic-properties draw:fill-color="#ed1c24"/>
      <style:paragraph-properties fo:text-align="center"/>
      <style:text-properties fo:color="#ffffff" fo:font-size="12pt" style:font-size-asian="12pt" style:font-size-complex="12pt"/>
    </style:style>
    <style:style style:name="P6" style:family="paragraph">
      <loext:graphic-properties draw:fill-color="#59c5c7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9pt"/>
    </style:style>
    <style:style style:name="P12" style:family="paragraph">
      <loext:graphic-properties draw:fill="none" draw:fill-color="#ffffff"/>
      <style:text-properties fo:color="#ce181e" fo:font-size="9pt"/>
    </style:style>
    <style:style style:name="P13" style:family="paragraph">
      <loext:graphic-properties draw:fill="none" draw:fill-color="#ffffff"/>
      <style:text-properties fo:color="#0066b3" fo:font-size="9pt" style:font-size-asian="14pt" style:font-size-complex="14pt"/>
    </style:style>
    <style:style style:name="P14" style:family="paragraph">
      <loext:graphic-properties draw:fill-color="#ffe5ca" draw:opacity="30%"/>
      <style:paragraph-properties fo:text-align="center"/>
    </style:style>
    <style:style style:name="P15" style:family="paragraph">
      <loext:graphic-properties draw:fill-color="#fff685" draw:opacity="15%"/>
      <style:paragraph-properties fo:text-align="center"/>
    </style:style>
    <style:style style:name="T1" style:family="text">
      <style:text-properties fo:font-size="9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ce181e"/>
    </style:style>
    <style:style style:name="T5" style:family="text">
      <style:text-properties fo:color="#0066b3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1.975cm" svg:height="0.725cm" svg:x="1.127cm" svg:y="6.588cm">
              <draw:text-box>
                <text:p><text:span text:style-name="T1">FC layer 1</text:span></text:p>
              </draw:text-box>
            </draw:frame>
            <draw:custom-shape draw:style-name="gr2" draw:text-style-name="P3" draw:layer="layout" svg:width="3.886cm" svg:height="0.513cm" svg:x="4.659cm" svg:y="14.959cm">
              <text:p text:style-name="P2"><text:span text:style-name="T2">convolutio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3.886cm" svg:height="0.513cm" svg:x="4.64cm" svg:y="14.379cm">
              <text:p text:style-name="P2"><text:span text:style-name="T2">B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3.886cm" svg:height="0.513cm" svg:x="4.625cm" svg:y="13.82cm">
              <text:p text:style-name="P2"><text:span text:style-name="T2">ReL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3.886cm" svg:height="0.514cm" svg:x="4.659cm" svg:y="13.214cm">
              <text:p text:style-name="P2"><text:span text:style-name="T2"><text:s/></text:span><text:span text:style-name="T2">pooling 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" draw:text-style-name="P3" draw:layer="layout" svg:width="3.886cm" svg:height="0.513cm" svg:x="4.659cm" svg:y="10.839cm">
                <text:p text:style-name="P2"><text:span text:style-name="T2">convolutio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4" draw:layer="layout" svg:width="3.886cm" svg:height="0.513cm" svg:x="4.64cm" svg:y="10.258cm">
                <text:p text:style-name="P2"><text:span text:style-name="T2">BN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5" draw:layer="layout" svg:width="3.886cm" svg:height="0.513cm" svg:x="4.625cm" svg:y="9.699cm">
                <text:p text:style-name="P2"><text:span text:style-name="T2">ReLU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" draw:text-style-name="P6" draw:layer="layout" svg:width="3.886cm" svg:height="0.513cm" svg:x="4.659cm" svg:y="9.094cm">
                <text:p text:style-name="P2"><text:span text:style-name="T2"><text:s/></text:span><text:span text:style-name="T2">pooling 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line draw:style-name="gr7" draw:text-style-name="P7" draw:layer="layout" svg:x1="6.602cm" svg:y1="12.848cm" svg:x2="6.602cm" svg:y2="11.616cm">
              <text:p/>
            </draw:line>
            <draw:custom-shape draw:style-name="gr8" draw:text-style-name="P8" draw:layer="layout" svg:width="0.324cm" svg:height="1.232cm" svg:x="6.459cm" svg:y="7.069cm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9" draw:text-style-name="P10" xml:id="id2" draw:id="id2" draw:layer="layout" svg:width="4.543cm" svg:height="0.821cm" svg:x="4.17cm" svg:y="1.254cm">
              <text:p text:style-name="P9"><text:span text:style-name="T3">Outpu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0" draw:text-style-name="P7" draw:layer="layout" draw:type="curve" svg:x1="3.908cm" svg:y1="5.219cm" svg:x2="4.17cm" svg:y2="1.664cm" draw:start-shape="id1" draw:start-glue-point="6" draw:end-shape="id2" svg:d="M3908 5219c-751 0-882-3555 262-3555" svg:viewBox="0 0 843 3556">
              <text:p/>
            </draw:connector>
            <draw:connector draw:style-name="gr11" draw:text-style-name="P7" draw:layer="layout" draw:type="curve" draw:line-skew="0.926cm" svg:x1="9.299cm" svg:y1="18.394cm" svg:x2="8.713cm" svg:y2="1.664cm" draw:start-shape="id3" draw:start-glue-point="1" draw:end-shape="id2" draw:end-glue-point="1" svg:d="M9299 18394c2142 0 2435-16730-586-16730" svg:viewBox="0 0 2232 16731">
              <text:p/>
            </draw:connector>
            <draw:frame draw:style-name="gr12" draw:text-style-name="P12" draw:layer="layout" svg:width="2.068cm" svg:height="0.652cm" svg:x="10.081cm" svg:y="3.142cm">
              <draw:text-box>
                <text:p text:style-name="P11"><text:span text:style-name="T4">Direct links</text:span></text:p>
              </draw:text-box>
            </draw:frame>
            <draw:custom-shape draw:style-name="gr13" draw:text-style-name="P10" xml:id="id3" draw:id="id3" draw:layer="layout" svg:width="5.29cm" svg:height="1.026cm" svg:x="4.009cm" svg:y="17.881cm">
              <text:p text:style-name="P9"><text:span text:style-name="T3">Inpu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0" draw:text-style-name="P7" draw:layer="layout" svg:x1="6.46cm" svg:y1="3.412cm" svg:x2="6.446cm" svg:y2="2.075cm">
              <text:p/>
            </draw:line>
            <draw:custom-shape draw:style-name="gr14" draw:text-style-name="P8" draw:layer="layout" svg:width="0.54cm" svg:height="0.513cm" svg:x="3.993cm" svg:y="6.8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draw:layer="layout" svg:width="0.539cm" svg:height="0.513cm" svg:x="4.965cm" svg:y="6.8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draw:layer="layout" svg:width="0.539cm" svg:height="0.513cm" svg:x="3.045cm" svg:y="6.8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draw:layer="layout" svg:width="0.54cm" svg:height="0.513cm" svg:x="7.833cm" svg:y="6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draw:layer="layout" svg:width="0.539cm" svg:height="0.513cm" svg:x="8.851cm" svg:y="6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draw:layer="layout" svg:width="0.54cm" svg:height="0.513cm" svg:x="9.822cm" svg:y="6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xml:id="id1" draw:id="id1" draw:layer="layout" svg:width="0.54cm" svg:height="0.513cm" svg:x="3.908cm" svg:y="4.9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draw:layer="layout" svg:width="0.539cm" svg:height="0.513cm" svg:x="4.88cm" svg:y="4.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0.54cm" svg:height="0.514cm" svg:x="7.748cm" svg:y="4.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draw:layer="layout" svg:width="0.539cm" svg:height="0.513cm" svg:x="8.681cm" svg:y="4.8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7.362cm" svg:y1="7.036cm" svg:x2="5.743cm" svg:y2="7.036cm">
              <text:p/>
            </draw:line>
            <draw:line draw:style-name="gr7" draw:text-style-name="P7" draw:layer="layout" svg:x1="7.084cm" svg:y1="5.189cm" svg:x2="5.897cm" svg:y2="5.189cm">
              <text:p/>
            </draw:line>
            <draw:line draw:style-name="gr16" draw:text-style-name="P7" draw:layer="layout" svg:x1="3.283cm" svg:y1="6.831cm" svg:x2="4.039cm" svg:y2="5.394cm">
              <text:p/>
            </draw:line>
            <draw:line draw:style-name="gr16" draw:text-style-name="P7" draw:layer="layout" svg:x1="3.277cm" svg:y1="6.839cm" svg:x2="5.011cm" svg:y2="5.394cm">
              <text:p/>
            </draw:line>
            <draw:line draw:style-name="gr17" draw:text-style-name="P7" draw:layer="layout" svg:x1="3.277cm" svg:y1="6.838cm" svg:x2="7.818cm" svg:y2="5.291cm">
              <text:p/>
            </draw:line>
            <draw:line draw:style-name="gr16" draw:text-style-name="P7" draw:layer="layout" svg:x1="3.277cm" svg:y1="6.838cm" svg:x2="8.897cm" svg:y2="5.394cm">
              <text:p/>
            </draw:line>
            <draw:line draw:style-name="gr17" draw:text-style-name="P7" draw:layer="layout" svg:x1="4.147cm" svg:y1="6.933cm" svg:x2="4.032cm" svg:y2="5.401cm">
              <text:p/>
            </draw:line>
            <draw:line draw:style-name="gr16" draw:text-style-name="P7" draw:layer="layout" svg:x1="4.112cm" svg:y1="6.941cm" svg:x2="5.01cm" svg:y2="5.394cm">
              <text:p/>
            </draw:line>
            <draw:line draw:style-name="gr16" draw:text-style-name="P7" draw:layer="layout" svg:x1="4.112cm" svg:y1="6.94cm" svg:x2="7.817cm" svg:y2="5.291cm">
              <text:p/>
            </draw:line>
            <draw:line draw:style-name="gr16" draw:text-style-name="P7" draw:layer="layout" svg:x1="4.112cm" svg:y1="6.941cm" svg:x2="8.896cm" svg:y2="5.394cm">
              <text:p/>
            </draw:line>
            <draw:line draw:style-name="gr17" draw:text-style-name="P7" draw:layer="layout" svg:x1="5.118cm" svg:y1="6.831cm" svg:x2="4.039cm" svg:y2="5.394cm">
              <text:p/>
            </draw:line>
            <draw:line draw:style-name="gr16" draw:text-style-name="P7" draw:layer="layout" svg:x1="5.127cm" svg:y1="6.838cm" svg:x2="5.011cm" svg:y2="5.394cm">
              <text:p/>
            </draw:line>
            <draw:line draw:style-name="gr17" draw:text-style-name="P7" draw:layer="layout" svg:x1="5.091cm" svg:y1="6.846cm" svg:x2="7.817cm" svg:y2="5.291cm">
              <text:p/>
            </draw:line>
            <draw:line draw:style-name="gr17" draw:text-style-name="P7" draw:layer="layout" svg:x1="5.091cm" svg:y1="6.846cm" svg:x2="8.896cm" svg:y2="5.394cm">
              <text:p/>
            </draw:line>
            <draw:line draw:style-name="gr16" draw:text-style-name="P7" draw:layer="layout" svg:x1="7.925cm" svg:y1="6.934cm" svg:x2="4.039cm" svg:y2="5.497cm">
              <text:p/>
            </draw:line>
            <draw:line draw:style-name="gr16" draw:text-style-name="P7" draw:layer="layout" svg:x1="7.933cm" svg:y1="6.926cm" svg:x2="5.011cm" svg:y2="5.394cm">
              <text:p/>
            </draw:line>
            <draw:line draw:style-name="gr16" draw:text-style-name="P7" draw:layer="layout" svg:x1="7.94cm" svg:y1="6.933cm" svg:x2="7.817cm" svg:y2="5.291cm">
              <text:p/>
            </draw:line>
            <draw:line draw:style-name="gr16" draw:text-style-name="P7" draw:layer="layout" svg:x1="7.901cm" svg:y1="6.941cm" svg:x2="8.896cm" svg:y2="5.394cm">
              <text:p/>
            </draw:line>
            <draw:line draw:style-name="gr17" draw:text-style-name="P7" draw:layer="layout" svg:x1="8.897cm" svg:y1="6.934cm" svg:x2="4.039cm" svg:y2="5.497cm">
              <text:p/>
            </draw:line>
            <draw:line draw:style-name="gr16" draw:text-style-name="P7" draw:layer="layout" svg:x1="8.906cm" svg:y1="6.915cm" svg:x2="5.011cm" svg:y2="5.394cm">
              <text:p/>
            </draw:line>
            <draw:line draw:style-name="gr16" draw:text-style-name="P7" draw:layer="layout" svg:x1="8.913cm" svg:y1="6.91cm" svg:x2="7.817cm" svg:y2="5.291cm">
              <text:p/>
            </draw:line>
            <draw:line draw:style-name="gr16" draw:text-style-name="P7" draw:layer="layout" svg:x1="8.922cm" svg:y1="6.918cm" svg:x2="8.897cm" svg:y2="5.394cm">
              <text:p/>
            </draw:line>
            <draw:line draw:style-name="gr16" draw:text-style-name="P7" draw:layer="layout" svg:x1="9.868cm" svg:y1="6.934cm" svg:x2="4.039cm" svg:y2="5.497cm">
              <text:p/>
            </draw:line>
            <draw:line draw:style-name="gr16" draw:text-style-name="P7" draw:layer="layout" svg:x1="9.876cm" svg:y1="6.908cm" svg:x2="5.011cm" svg:y2="5.394cm">
              <text:p/>
            </draw:line>
            <draw:line draw:style-name="gr17" draw:text-style-name="P7" draw:layer="layout" svg:x1="9.883cm" svg:y1="6.892cm" svg:x2="7.817cm" svg:y2="5.291cm">
              <text:p/>
            </draw:line>
            <draw:line draw:style-name="gr17" draw:text-style-name="P7" draw:layer="layout" svg:x1="9.892cm" svg:y1="6.9cm" svg:x2="8.897cm" svg:y2="5.394cm">
              <text:p/>
            </draw:line>
            <draw:custom-shape draw:style-name="gr14" draw:text-style-name="P8" draw:layer="layout" svg:width="0.54cm" svg:height="0.513cm" svg:x="7.022cm" svg:y="3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8" draw:layer="layout" svg:width="0.54cm" svg:height="0.513cm" svg:x="5.426cm" svg:y="3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6.722cm" svg:y1="3.807cm" svg:x2="5.966cm" svg:y2="3.807cm">
              <text:p/>
            </draw:line>
            <draw:line draw:style-name="gr18" draw:text-style-name="P7" draw:layer="layout" svg:x1="4.193cm" svg:y1="4.973cm" svg:x2="5.704cm" svg:y2="3.947cm">
              <text:p/>
            </draw:line>
            <draw:line draw:style-name="gr18" draw:text-style-name="P7" draw:layer="layout" svg:x1="4.193cm" svg:y1="4.973cm" svg:x2="7.215cm" svg:y2="3.947cm">
              <text:p/>
            </draw:line>
            <draw:line draw:style-name="gr18" draw:text-style-name="P7" draw:layer="layout" svg:x1="5.056cm" svg:y1="4.974cm" svg:x2="5.704cm" svg:y2="3.948cm">
              <text:p/>
            </draw:line>
            <draw:line draw:style-name="gr18" draw:text-style-name="P7" draw:layer="layout" svg:x1="5.056cm" svg:y1="4.974cm" svg:x2="7.215cm" svg:y2="3.947cm">
              <text:p/>
            </draw:line>
            <draw:line draw:style-name="gr18" draw:text-style-name="P7" draw:layer="layout" svg:x1="7.755cm" svg:y1="4.973cm" svg:x2="5.704cm" svg:y2="3.948cm">
              <text:p/>
            </draw:line>
            <draw:line draw:style-name="gr18" draw:text-style-name="P7" draw:layer="layout" svg:x1="7.756cm" svg:y1="4.974cm" svg:x2="7.215cm" svg:y2="3.947cm">
              <text:p/>
            </draw:line>
            <draw:line draw:style-name="gr18" draw:text-style-name="P7" draw:layer="layout" svg:x1="8.726cm" svg:y1="4.973cm" svg:x2="7.215cm" svg:y2="3.947cm">
              <text:p/>
            </draw:line>
            <draw:line draw:style-name="gr18" draw:text-style-name="P7" draw:layer="layout" svg:x1="8.727cm" svg:y1="4.974cm" svg:x2="5.704cm" svg:y2="3.947cm">
              <text:p/>
            </draw:line>
            <draw:frame draw:style-name="gr19" draw:text-style-name="P13" draw:layer="layout" svg:width="1.658cm" svg:height="0.651cm" svg:x="1.762cm" svg:y="3.016cm">
              <draw:text-box>
                <text:p text:style-name="P11"><text:span text:style-name="T5">FC links</text:span></text:p>
              </draw:text-box>
            </draw:frame>
            <draw:custom-shape draw:style-name="gr20" draw:text-style-name="P8" draw:layer="layout" svg:width="0.324cm" svg:height="1.027cm" svg:x="6.492cm" svg:y="16.71cm">
              <text:p/>
  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21" draw:text-style-name="P14" draw:layer="layout" svg:width="6.692cm" svg:height="7.801cm" svg:x="3.339cm" svg:y="8.49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15" draw:layer="layout" svg:width="4.75cm" svg:height="2.874cm" svg:x="4.117cm" svg:y="12.95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15" draw:layer="layout" svg:width="4.75cm" svg:height="2.874cm" svg:x="4.202cm" svg:y="8.80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" draw:text-style-name="P1" draw:layer="layout" svg:width="1.975cm" svg:height="0.607cm" svg:x="1.381cm" svg:y="4.965cm">
              <draw:text-box>
                <text:p><text:span text:style-name="T1">FC layer 2</text:span></text:p>
              </draw:text-box>
            </draw:frame>
          </draw:g>
        </draw:g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6" svg:font-family="CMBX6"/>
    <style:font-face style:name="CMBX8" svg:font-family="CMBX8"/>
    <style:font-face style:name="CMMI6" svg:font-family="CMMI6"/>
    <style:font-face style:name="CMMI8" svg:font-family="CMMI8"/>
    <style:font-face style:name="CMMIB6" svg:font-family="CMMIB6"/>
    <style:font-face style:name="CMR8" svg:font-family="CMR8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1T16:52:20.332000000</meta:creation-date>
    <dc:date>2019-07-21T21:01:24.985000000</dc:date>
    <meta:editing-duration>PT1H6M26S</meta:editing-duration>
    <meta:editing-cycles>16</meta:editing-cycles>
    <meta:generator>LibreOffice/5.4.7.2$Windows_X86_64 LibreOffice_project/c838ef25c16710f8838b1faec480ebba495259d0</meta:generator>
    <meta:document-statistic meta:object-count="73"/>
  </office:meta>
</office:document-meta>
</file>